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76mps-Elbow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8815" calcext:value-type="float">
            <text:p>53.8815</text:p>
          </table:table-cell>
          <table:table-cell office:value-type="float" office:value="-53.8815" calcext:value-type="float">
            <text:p>-53.88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005" calcext:value-type="float">
            <text:p>0.01005</text:p>
          </table:table-cell>
          <table:table-cell office:value-type="float" office:value="48.4903" calcext:value-type="float">
            <text:p>48.4903</text:p>
          </table:table-cell>
          <table:table-cell office:value-type="float" office:value="-50.4246" calcext:value-type="float">
            <text:p>-50.4246</text:p>
          </table:table-cell>
          <table:table-cell office:value-type="float" office:value="3.88541E-016" calcext:value-type="float">
            <text:p>3.88541E-16</text:p>
          </table:table-cell>
          <table:table-cell table:number-columns-repeated="3"/>
          <table:table-cell table:formula="of:=MIN([.F3:.F56])" office:value-type="float" office:value="-525.989898989898" calcext:value-type="float">
            <text:p>-525.9898989899</text:p>
          </table:table-cell>
          <table:table-cell table:formula="of:=MAX([.G3:.G56])" office:value-type="float" office:value="536.232323232322" calcext:value-type="float">
            <text:p>536.2323232323</text:p>
          </table:table-cell>
        </table:table-row>
        <table:table-row table:style-name="ro1">
          <table:table-cell office:value-type="float" office:value="0.01995" calcext:value-type="float">
            <text:p>0.01995</text:p>
          </table:table-cell>
          <table:table-cell office:value-type="float" office:value="49.4087" calcext:value-type="float">
            <text:p>49.4087</text:p>
          </table:table-cell>
          <table:table-cell office:value-type="float" office:value="-50.6018" calcext:value-type="float">
            <text:p>-50.6018</text:p>
          </table:table-cell>
          <table:table-cell office:value-type="float" office:value="3.76713E-016" calcext:value-type="float">
            <text:p>3.76713E-16</text:p>
          </table:table-cell>
          <table:table-cell/>
          <table:table-cell table:formula="of:=([.B4]-[.B3])/([.A4]-[.A3])" office:value-type="float" office:value="92.7676767676773" calcext:value-type="float">
            <text:p>92.7676767677</text:p>
          </table:table-cell>
          <table:table-cell table:formula="of:=([.C4]-[.C3])/([.A4]-[.A3])" office:value-type="float" office:value="-17.8989898989898" calcext:value-type="float">
            <text:p>-17.898989899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49.3872" calcext:value-type="float">
            <text:p>49.3872</text:p>
          </table:table-cell>
          <table:table-cell office:value-type="float" office:value="-50.4104" calcext:value-type="float">
            <text:p>-50.4104</text:p>
          </table:table-cell>
          <table:table-cell office:value-type="float" office:value="3.77134E-016" calcext:value-type="float">
            <text:p>3.77134E-16</text:p>
          </table:table-cell>
          <table:table-cell/>
          <table:table-cell table:formula="of:=([.B5]-[.B4])/([.A5]-[.A4])" office:value-type="float" office:value="-2.13930348258738" calcext:value-type="float">
            <text:p>-2.1393034826</text:p>
          </table:table-cell>
          <table:table-cell table:formula="of:=([.C5]-[.C4])/([.A5]-[.A4])" office:value-type="float" office:value="19.0447761194024" calcext:value-type="float">
            <text:p>19.0447761194</text:p>
          </table:table-cell>
          <table:table-cell table:number-columns-repeated="2"/>
        </table:table-row>
        <table:table-row table:style-name="ro1">
          <table:table-cell office:value-type="float" office:value="0.04005" calcext:value-type="float">
            <text:p>0.04005</text:p>
          </table:table-cell>
          <table:table-cell office:value-type="float" office:value="49.3887" calcext:value-type="float">
            <text:p>49.3887</text:p>
          </table:table-cell>
          <table:table-cell office:value-type="float" office:value="-50.3878" calcext:value-type="float">
            <text:p>-50.3878</text:p>
          </table:table-cell>
          <table:table-cell office:value-type="float" office:value="3.77082E-016" calcext:value-type="float">
            <text:p>3.77082E-16</text:p>
          </table:table-cell>
          <table:table-cell/>
          <table:table-cell table:formula="of:=([.B6]-[.B5])/([.A6]-[.A5])" office:value-type="float" office:value="0.149253731343289" calcext:value-type="float">
            <text:p>0.1492537313</text:p>
          </table:table-cell>
          <table:table-cell table:formula="of:=([.C6]-[.C5])/([.A6]-[.A5])" office:value-type="float" office:value="2.24875621890589" calcext:value-type="float">
            <text:p>2.2487562189</text:p>
          </table:table-cell>
          <table:table-cell table:number-columns-repeated="2"/>
        </table:table-row>
        <table:table-row table:style-name="ro1">
          <table:table-cell office:value-type="float" office:value="0.04995" calcext:value-type="float">
            <text:p>0.04995</text:p>
          </table:table-cell>
          <table:table-cell office:value-type="float" office:value="49.2583" calcext:value-type="float">
            <text:p>49.2583</text:p>
          </table:table-cell>
          <table:table-cell office:value-type="float" office:value="-50.2226" calcext:value-type="float">
            <text:p>-50.2226</text:p>
          </table:table-cell>
          <table:table-cell office:value-type="float" office:value="3.77256E-016" calcext:value-type="float">
            <text:p>3.77256E-16</text:p>
          </table:table-cell>
          <table:table-cell/>
          <table:table-cell table:formula="of:=([.B7]-[.B6])/([.A7]-[.A6])" office:value-type="float" office:value="-13.1717171717173" calcext:value-type="float">
            <text:p>-13.1717171717</text:p>
          </table:table-cell>
          <table:table-cell table:formula="of:=([.C7]-[.C6])/([.A7]-[.A6])" office:value-type="float" office:value="16.6868686868686" calcext:value-type="float">
            <text:p>16.6868686869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9.2102" calcext:value-type="float">
            <text:p>49.2102</text:p>
          </table:table-cell>
          <table:table-cell office:value-type="float" office:value="-50.2133" calcext:value-type="float">
            <text:p>-50.2133</text:p>
          </table:table-cell>
          <table:table-cell office:value-type="float" office:value="3.77347E-016" calcext:value-type="float">
            <text:p>3.77347E-16</text:p>
          </table:table-cell>
          <table:table-cell/>
          <table:table-cell table:formula="of:=([.B8]-[.B7])/([.A8]-[.A7])" office:value-type="float" office:value="-4.7860696517411" calcext:value-type="float">
            <text:p>-4.7860696517</text:p>
          </table:table-cell>
          <table:table-cell table:formula="of:=([.C8]-[.C7])/([.A8]-[.A7])" office:value-type="float" office:value="0.925373134328676" calcext:value-type="float">
            <text:p>0.9253731343</text:p>
          </table:table-cell>
          <table:table-cell table:number-columns-repeated="2"/>
        </table:table-row>
        <table:table-row table:style-name="ro1">
          <table:table-cell office:value-type="float" office:value="0.07005" calcext:value-type="float">
            <text:p>0.07005</text:p>
          </table:table-cell>
          <table:table-cell office:value-type="float" office:value="49.2715" calcext:value-type="float">
            <text:p>49.2715</text:p>
          </table:table-cell>
          <table:table-cell office:value-type="float" office:value="-50.2623" calcext:value-type="float">
            <text:p>-50.2623</text:p>
          </table:table-cell>
          <table:table-cell office:value-type="float" office:value="3.77256E-016" calcext:value-type="float">
            <text:p>3.77256E-16</text:p>
          </table:table-cell>
          <table:table-cell/>
          <table:table-cell table:formula="of:=([.B9]-[.B8])/([.A9]-[.A8])" office:value-type="float" office:value="6.09950248756247" calcext:value-type="float">
            <text:p>6.0995024876</text:p>
          </table:table-cell>
          <table:table-cell table:formula="of:=([.C9]-[.C8])/([.A9]-[.A8])" office:value-type="float" office:value="-4.87562189054792" calcext:value-type="float">
            <text:p>-4.8756218905</text:p>
          </table:table-cell>
          <table:table-cell table:number-columns-repeated="2"/>
        </table:table-row>
        <table:table-row table:style-name="ro1">
          <table:table-cell office:value-type="float" office:value="0.07995" calcext:value-type="float">
            <text:p>0.07995</text:p>
          </table:table-cell>
          <table:table-cell office:value-type="float" office:value="48.9562" calcext:value-type="float">
            <text:p>48.9562</text:p>
          </table:table-cell>
          <table:table-cell office:value-type="float" office:value="-49.9231" calcext:value-type="float">
            <text:p>-49.9231</text:p>
          </table:table-cell>
          <table:table-cell office:value-type="float" office:value="3.77697E-016" calcext:value-type="float">
            <text:p>3.77697E-16</text:p>
          </table:table-cell>
          <table:table-cell/>
          <table:table-cell table:formula="of:=([.B10]-[.B9])/([.A10]-[.A9])" office:value-type="float" office:value="-31.8484848484849" calcext:value-type="float">
            <text:p>-31.8484848485</text:p>
          </table:table-cell>
          <table:table-cell table:formula="of:=([.C10]-[.C9])/([.A10]-[.A9])" office:value-type="float" office:value="34.2626262626268" calcext:value-type="float">
            <text:p>34.2626262626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9.1372" calcext:value-type="float">
            <text:p>49.1372</text:p>
          </table:table-cell>
          <table:table-cell office:value-type="float" office:value="-50.128" calcext:value-type="float">
            <text:p>-50.128</text:p>
          </table:table-cell>
          <table:table-cell office:value-type="float" office:value="3.77472E-016" calcext:value-type="float">
            <text:p>3.77472E-16</text:p>
          </table:table-cell>
          <table:table-cell/>
          <table:table-cell table:formula="of:=([.B11]-[.B10])/([.A11]-[.A10])" office:value-type="float" office:value="18.009950248756" calcext:value-type="float">
            <text:p>18.0099502488</text:p>
          </table:table-cell>
          <table:table-cell table:formula="of:=([.C11]-[.C10])/([.A11]-[.A10])" office:value-type="float" office:value="-20.3880597014928" calcext:value-type="float">
            <text:p>-20.3880597015</text:p>
          </table:table-cell>
          <table:table-cell table:number-columns-repeated="2"/>
        </table:table-row>
        <table:table-row table:style-name="ro1">
          <table:table-cell office:value-type="float" office:value="0.10005" calcext:value-type="float">
            <text:p>0.10005</text:p>
          </table:table-cell>
          <table:table-cell office:value-type="float" office:value="49.1598" calcext:value-type="float">
            <text:p>49.1598</text:p>
          </table:table-cell>
          <table:table-cell office:value-type="float" office:value="-50.148" calcext:value-type="float">
            <text:p>-50.148</text:p>
          </table:table-cell>
          <table:table-cell office:value-type="float" office:value="3.7743E-016" calcext:value-type="float">
            <text:p>3.7743E-16</text:p>
          </table:table-cell>
          <table:table-cell/>
          <table:table-cell table:formula="of:=([.B12]-[.B11])/([.A12]-[.A11])" office:value-type="float" office:value="2.24875621890518" calcext:value-type="float">
            <text:p>2.2487562189</text:p>
          </table:table-cell>
          <table:table-cell table:formula="of:=([.C12]-[.C11])/([.A12]-[.A11])" office:value-type="float" office:value="-1.99004975124409" calcext:value-type="float">
            <text:p>-1.9900497512</text:p>
          </table:table-cell>
          <table:table-cell table:number-columns-repeated="2"/>
        </table:table-row>
        <table:table-row table:style-name="ro1">
          <table:table-cell office:value-type="float" office:value="0.10995" calcext:value-type="float">
            <text:p>0.10995</text:p>
          </table:table-cell>
          <table:table-cell office:value-type="float" office:value="49.1595" calcext:value-type="float">
            <text:p>49.1595</text:p>
          </table:table-cell>
          <table:table-cell office:value-type="float" office:value="-50.1476" calcext:value-type="float">
            <text:p>-50.1476</text:p>
          </table:table-cell>
          <table:table-cell office:value-type="float" office:value="3.77437E-016" calcext:value-type="float">
            <text:p>3.77437E-16</text:p>
          </table:table-cell>
          <table:table-cell/>
          <table:table-cell table:formula="of:=([.B13]-[.B12])/([.A13]-[.A12])" office:value-type="float" office:value="-0.0303030303026008" calcext:value-type="float">
            <text:p>-0.0303030303</text:p>
          </table:table-cell>
          <table:table-cell table:formula="of:=([.C13]-[.C12])/([.A13]-[.A12])" office:value-type="float" office:value="0.040404040404664" calcext:value-type="float">
            <text:p>0.0404040404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9.1603" calcext:value-type="float">
            <text:p>49.1603</text:p>
          </table:table-cell>
          <table:table-cell office:value-type="float" office:value="-50.148" calcext:value-type="float">
            <text:p>-50.148</text:p>
          </table:table-cell>
          <table:table-cell office:value-type="float" office:value="3.77443E-016" calcext:value-type="float">
            <text:p>3.77443E-16</text:p>
          </table:table-cell>
          <table:table-cell/>
          <table:table-cell table:formula="of:=([.B14]-[.B13])/([.A14]-[.A13])" office:value-type="float" office:value="0.0796019900495658" calcext:value-type="float">
            <text:p>0.07960199</text:p>
          </table:table-cell>
          <table:table-cell table:formula="of:=([.C14]-[.C13])/([.A14]-[.A13])" office:value-type="float" office:value="-0.0398009950254899" calcext:value-type="float">
            <text:p>-0.039800995</text:p>
          </table:table-cell>
          <table:table-cell table:number-columns-repeated="2"/>
        </table:table-row>
        <table:table-row table:style-name="ro1">
          <table:table-cell office:value-type="float" office:value="0.13005" calcext:value-type="float">
            <text:p>0.13005</text:p>
          </table:table-cell>
          <table:table-cell office:value-type="float" office:value="49.0384" calcext:value-type="float">
            <text:p>49.0384</text:p>
          </table:table-cell>
          <table:table-cell office:value-type="float" office:value="-50.0094" calcext:value-type="float">
            <text:p>-50.0094</text:p>
          </table:table-cell>
          <table:table-cell office:value-type="float" office:value="3.77613E-016" calcext:value-type="float">
            <text:p>3.77613E-16</text:p>
          </table:table-cell>
          <table:table-cell/>
          <table:table-cell table:formula="of:=([.B15]-[.B14])/([.A15]-[.A14])" office:value-type="float" office:value="-12.1293532338305" calcext:value-type="float">
            <text:p>-12.1293532338</text:p>
          </table:table-cell>
          <table:table-cell table:formula="of:=([.C15]-[.C14])/([.A15]-[.A14])" office:value-type="float" office:value="13.7910447761198" calcext:value-type="float">
            <text:p>13.7910447761</text:p>
          </table:table-cell>
          <table:table-cell table:number-columns-repeated="2"/>
        </table:table-row>
        <table:table-row table:style-name="ro1">
          <table:table-cell office:value-type="float" office:value="0.13995" calcext:value-type="float">
            <text:p>0.13995</text:p>
          </table:table-cell>
          <table:table-cell office:value-type="float" office:value="48.9035" calcext:value-type="float">
            <text:p>48.9035</text:p>
          </table:table-cell>
          <table:table-cell office:value-type="float" office:value="-49.8932" calcext:value-type="float">
            <text:p>-49.8932</text:p>
          </table:table-cell>
          <table:table-cell office:value-type="float" office:value="3.77817E-016" calcext:value-type="float">
            <text:p>3.77817E-16</text:p>
          </table:table-cell>
          <table:table-cell/>
          <table:table-cell table:formula="of:=([.B16]-[.B15])/([.A16]-[.A15])" office:value-type="float" office:value="-13.6262626262628" calcext:value-type="float">
            <text:p>-13.6262626263</text:p>
          </table:table-cell>
          <table:table-cell table:formula="of:=([.C16]-[.C15])/([.A16]-[.A15])" office:value-type="float" office:value="11.7373737373736" calcext:value-type="float">
            <text:p>11.7373737374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9.0371" calcext:value-type="float">
            <text:p>49.0371</text:p>
          </table:table-cell>
          <table:table-cell office:value-type="float" office:value="-50.0216" calcext:value-type="float">
            <text:p>-50.0216</text:p>
          </table:table-cell>
          <table:table-cell office:value-type="float" office:value="3.77636E-016" calcext:value-type="float">
            <text:p>3.77636E-16</text:p>
          </table:table-cell>
          <table:table-cell/>
          <table:table-cell table:formula="of:=([.B17]-[.B16])/([.A17]-[.A16])" office:value-type="float" office:value="13.2935323383086" calcext:value-type="float">
            <text:p>13.2935323383</text:p>
          </table:table-cell>
          <table:table-cell table:formula="of:=([.C17]-[.C16])/([.A17]-[.A16])" office:value-type="float" office:value="-12.776119402985" calcext:value-type="float">
            <text:p>-12.776119403</text:p>
          </table:table-cell>
          <table:table-cell table:number-columns-repeated="2"/>
        </table:table-row>
        <table:table-row table:style-name="ro1">
          <table:table-cell office:value-type="float" office:value="0.16005" calcext:value-type="float">
            <text:p>0.16005</text:p>
          </table:table-cell>
          <table:table-cell office:value-type="float" office:value="49.0408" calcext:value-type="float">
            <text:p>49.0408</text:p>
          </table:table-cell>
          <table:table-cell office:value-type="float" office:value="-50.025" calcext:value-type="float">
            <text:p>-50.025</text:p>
          </table:table-cell>
          <table:table-cell office:value-type="float" office:value="3.77634E-016" calcext:value-type="float">
            <text:p>3.77634E-16</text:p>
          </table:table-cell>
          <table:table-cell/>
          <table:table-cell table:formula="of:=([.B18]-[.B17])/([.A18]-[.A17])" office:value-type="float" office:value="0.368159203979594" calcext:value-type="float">
            <text:p>0.368159204</text:p>
          </table:table-cell>
          <table:table-cell table:formula="of:=([.C18]-[.C17])/([.A18]-[.A17])" office:value-type="float" office:value="-0.33830845771136" calcext:value-type="float">
            <text:p>-0.3383084577</text:p>
          </table:table-cell>
          <table:table-cell table:number-columns-repeated="2"/>
        </table:table-row>
        <table:table-row table:style-name="ro1">
          <table:table-cell office:value-type="float" office:value="0.16995" calcext:value-type="float">
            <text:p>0.16995</text:p>
          </table:table-cell>
          <table:table-cell office:value-type="float" office:value="49.0405" calcext:value-type="float">
            <text:p>49.0405</text:p>
          </table:table-cell>
          <table:table-cell office:value-type="float" office:value="-50.0245" calcext:value-type="float">
            <text:p>-50.0245</text:p>
          </table:table-cell>
          <table:table-cell office:value-type="float" office:value="3.77639E-016" calcext:value-type="float">
            <text:p>3.77639E-16</text:p>
          </table:table-cell>
          <table:table-cell/>
          <table:table-cell table:formula="of:=([.B19]-[.B18])/([.A19]-[.A18])" office:value-type="float" office:value="-0.0303030303026008" calcext:value-type="float">
            <text:p>-0.0303030303</text:p>
          </table:table-cell>
          <table:table-cell table:formula="of:=([.C19]-[.C18])/([.A19]-[.A18])" office:value-type="float" office:value="0.050505050504574" calcext:value-type="float">
            <text:p>0.0505050505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9.0405" calcext:value-type="float">
            <text:p>49.0405</text:p>
          </table:table-cell>
          <table:table-cell office:value-type="float" office:value="-50.0245" calcext:value-type="float">
            <text:p>-50.0245</text:p>
          </table:table-cell>
          <table:table-cell office:value-type="float" office:value="3.77646E-016" calcext:value-type="float">
            <text:p>3.77646E-16</text:p>
          </table:table-cell>
          <table:table-cell/>
          <table:table-cell table:formula="of:=([.B20]-[.B19])/([.A20]-[.A19])" office:value-type="float" office:value="0" calcext:value-type="float">
            <text:p>0</text:p>
          </table:table-cell>
          <table:table-cell table:formula="of:=([.C20]-[.C19])/([.A20]-[.A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9005" calcext:value-type="float">
            <text:p>0.19005</text:p>
          </table:table-cell>
          <table:table-cell office:value-type="float" office:value="49.0395" calcext:value-type="float">
            <text:p>49.0395</text:p>
          </table:table-cell>
          <table:table-cell office:value-type="float" office:value="-50.0233" calcext:value-type="float">
            <text:p>-50.0233</text:p>
          </table:table-cell>
          <table:table-cell office:value-type="float" office:value="3.77649E-016" calcext:value-type="float">
            <text:p>3.77649E-16</text:p>
          </table:table-cell>
          <table:table-cell/>
          <table:table-cell table:formula="of:=([.B21]-[.B20])/([.A21]-[.A20])" office:value-type="float" office:value="-0.0995024875626639" calcext:value-type="float">
            <text:p>-0.0995024876</text:p>
          </table:table-cell>
          <table:table-cell table:formula="of:=([.C21]-[.C20])/([.A21]-[.A20])" office:value-type="float" office:value="0.119402985075055" calcext:value-type="float">
            <text:p>0.1194029851</text:p>
          </table:table-cell>
          <table:table-cell table:number-columns-repeated="2"/>
        </table:table-row>
        <table:table-row table:style-name="ro1">
          <table:table-cell office:value-type="float" office:value="0.19995" calcext:value-type="float">
            <text:p>0.19995</text:p>
          </table:table-cell>
          <table:table-cell office:value-type="float" office:value="49.039" calcext:value-type="float">
            <text:p>49.039</text:p>
          </table:table-cell>
          <table:table-cell office:value-type="float" office:value="-50.0227" calcext:value-type="float">
            <text:p>-50.0227</text:p>
          </table:table-cell>
          <table:table-cell office:value-type="float" office:value="3.77658E-016" calcext:value-type="float">
            <text:p>3.77658E-16</text:p>
          </table:table-cell>
          <table:table-cell/>
          <table:table-cell table:formula="of:=([.B22]-[.B21])/([.A22]-[.A21])" office:value-type="float" office:value="-0.050505050504574" calcext:value-type="float">
            <text:p>-0.0505050505</text:p>
          </table:table-cell>
          <table:table-cell table:formula="of:=([.C22]-[.C21])/([.A22]-[.A21])" office:value-type="float" office:value="0.0606060606059194" calcext:value-type="float">
            <text:p>0.0606060606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9.0381" calcext:value-type="float">
            <text:p>49.0381</text:p>
          </table:table-cell>
          <table:table-cell office:value-type="float" office:value="-50.0217" calcext:value-type="float">
            <text:p>-50.0217</text:p>
          </table:table-cell>
          <table:table-cell office:value-type="float" office:value="3.77664E-016" calcext:value-type="float">
            <text:p>3.77664E-16</text:p>
          </table:table-cell>
          <table:table-cell/>
          <table:table-cell table:formula="of:=([.B23]-[.B22])/([.A23]-[.A22])" office:value-type="float" office:value="-0.0895522388061152" calcext:value-type="float">
            <text:p>-0.0895522388</text:p>
          </table:table-cell>
          <table:table-cell table:formula="of:=([.C23]-[.C22])/([.A23]-[.A22])" office:value-type="float" office:value="0.0995024875619574" calcext:value-type="float">
            <text:p>0.0995024876</text:p>
          </table:table-cell>
          <table:table-cell table:number-columns-repeated="2"/>
        </table:table-row>
        <table:table-row table:style-name="ro1">
          <table:table-cell office:value-type="float" office:value="0.22005" calcext:value-type="float">
            <text:p>0.22005</text:p>
          </table:table-cell>
          <table:table-cell office:value-type="float" office:value="49.0369" calcext:value-type="float">
            <text:p>49.0369</text:p>
          </table:table-cell>
          <table:table-cell office:value-type="float" office:value="-50.0204" calcext:value-type="float">
            <text:p>-50.0204</text:p>
          </table:table-cell>
          <table:table-cell office:value-type="float" office:value="3.77672E-016" calcext:value-type="float">
            <text:p>3.77672E-16</text:p>
          </table:table-cell>
          <table:table-cell/>
          <table:table-cell table:formula="of:=([.B24]-[.B23])/([.A24]-[.A23])" office:value-type="float" office:value="-0.119402985074348" calcext:value-type="float">
            <text:p>-0.1194029851</text:p>
          </table:table-cell>
          <table:table-cell table:formula="of:=([.C24]-[.C23])/([.A24]-[.A23])" office:value-type="float" office:value="0.129353233830897" calcext:value-type="float">
            <text:p>0.1293532338</text:p>
          </table:table-cell>
          <table:table-cell table:number-columns-repeated="2"/>
        </table:table-row>
        <table:table-row table:style-name="ro1">
          <table:table-cell office:value-type="float" office:value="0.22995" calcext:value-type="float">
            <text:p>0.22995</text:p>
          </table:table-cell>
          <table:table-cell office:value-type="float" office:value="49.036" calcext:value-type="float">
            <text:p>49.036</text:p>
          </table:table-cell>
          <table:table-cell office:value-type="float" office:value="-50.0195" calcext:value-type="float">
            <text:p>-50.0195</text:p>
          </table:table-cell>
          <table:table-cell office:value-type="float" office:value="3.77678E-016" calcext:value-type="float">
            <text:p>3.77678E-16</text:p>
          </table:table-cell>
          <table:table-cell/>
          <table:table-cell table:formula="of:=([.B25]-[.B24])/([.A25]-[.A24])" office:value-type="float" office:value="-0.090909090909238" calcext:value-type="float">
            <text:p>-0.0909090909</text:p>
          </table:table-cell>
          <table:table-cell table:formula="of:=([.C25]-[.C24])/([.A25]-[.A24])" office:value-type="float" office:value="0.090909090909238" calcext:value-type="float">
            <text:p>0.0909090909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9.0358" calcext:value-type="float">
            <text:p>49.0358</text:p>
          </table:table-cell>
          <table:table-cell office:value-type="float" office:value="-50.0191" calcext:value-type="float">
            <text:p>-50.0191</text:p>
          </table:table-cell>
          <table:table-cell office:value-type="float" office:value="3.77684E-016" calcext:value-type="float">
            <text:p>3.77684E-16</text:p>
          </table:table-cell>
          <table:table-cell/>
          <table:table-cell table:formula="of:=([.B26]-[.B25])/([.A26]-[.A25])" office:value-type="float" office:value="-0.0199004975123915" calcext:value-type="float">
            <text:p>-0.0199004975</text:p>
          </table:table-cell>
          <table:table-cell table:formula="of:=([.C26]-[.C25])/([.A26]-[.A25])" office:value-type="float" office:value="0.039800995024783" calcext:value-type="float">
            <text:p>0.039800995</text:p>
          </table:table-cell>
          <table:table-cell table:number-columns-repeated="2"/>
        </table:table-row>
        <table:table-row table:style-name="ro1">
          <table:table-cell office:value-type="float" office:value="0.25005" calcext:value-type="float">
            <text:p>0.25005</text:p>
          </table:table-cell>
          <table:table-cell office:value-type="float" office:value="49.03" calcext:value-type="float">
            <text:p>49.03</text:p>
          </table:table-cell>
          <table:table-cell office:value-type="float" office:value="-50.0139" calcext:value-type="float">
            <text:p>-50.0139</text:p>
          </table:table-cell>
          <table:table-cell office:value-type="float" office:value="3.77699E-016" calcext:value-type="float">
            <text:p>3.77699E-16</text:p>
          </table:table-cell>
          <table:table-cell/>
          <table:table-cell table:formula="of:=([.B27]-[.B26])/([.A27]-[.A26])" office:value-type="float" office:value="-0.577114427860765" calcext:value-type="float">
            <text:p>-0.5771144279</text:p>
          </table:table-cell>
          <table:table-cell table:formula="of:=([.C27]-[.C26])/([.A27]-[.A26])" office:value-type="float" office:value="0.517412935323591" calcext:value-type="float">
            <text:p>0.5174129353</text:p>
          </table:table-cell>
          <table:table-cell table:number-columns-repeated="2"/>
        </table:table-row>
        <table:table-row table:style-name="ro1">
          <table:table-cell office:value-type="float" office:value="0.25995" calcext:value-type="float">
            <text:p>0.25995</text:p>
          </table:table-cell>
          <table:table-cell office:value-type="float" office:value="48.9613" calcext:value-type="float">
            <text:p>48.9613</text:p>
          </table:table-cell>
          <table:table-cell office:value-type="float" office:value="-49.9504" calcext:value-type="float">
            <text:p>-49.9504</text:p>
          </table:table-cell>
          <table:table-cell office:value-type="float" office:value="3.7783E-016" calcext:value-type="float">
            <text:p>3.7783E-16</text:p>
          </table:table-cell>
          <table:table-cell/>
          <table:table-cell table:formula="of:=([.B28]-[.B27])/([.A28]-[.A27])" office:value-type="float" office:value="-6.9393939393939" calcext:value-type="float">
            <text:p>-6.9393939394</text:p>
          </table:table-cell>
          <table:table-cell table:formula="of:=([.C28]-[.C27])/([.A28]-[.A27])" office:value-type="float" office:value="6.41414141414117" calcext:value-type="float">
            <text:p>6.4141414141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8.6179" calcext:value-type="float">
            <text:p>48.6179</text:p>
          </table:table-cell>
          <table:table-cell office:value-type="float" office:value="-49.6199" calcext:value-type="float">
            <text:p>-49.6199</text:p>
          </table:table-cell>
          <table:table-cell office:value-type="float" office:value="3.78464E-016" calcext:value-type="float">
            <text:p>3.78464E-16</text:p>
          </table:table-cell>
          <table:table-cell/>
          <table:table-cell table:formula="of:=([.B29]-[.B28])/([.A29]-[.A28])" office:value-type="float" office:value="-34.169154228856" calcext:value-type="float">
            <text:p>-34.1691542289</text:p>
          </table:table-cell>
          <table:table-cell table:formula="of:=([.C29]-[.C28])/([.A29]-[.A28])" office:value-type="float" office:value="32.8855721393035" calcext:value-type="float">
            <text:p>32.8855721393</text:p>
          </table:table-cell>
          <table:table-cell table:number-columns-repeated="2"/>
        </table:table-row>
        <table:table-row table:style-name="ro1">
          <table:table-cell office:value-type="float" office:value="0.28005" calcext:value-type="float">
            <text:p>0.28005</text:p>
          </table:table-cell>
          <table:table-cell office:value-type="float" office:value="47.8335" calcext:value-type="float">
            <text:p>47.8335</text:p>
          </table:table-cell>
          <table:table-cell office:value-type="float" office:value="-48.8512" calcext:value-type="float">
            <text:p>-48.8512</text:p>
          </table:table-cell>
          <table:table-cell office:value-type="float" office:value="3.79927E-016" calcext:value-type="float">
            <text:p>3.79927E-16</text:p>
          </table:table-cell>
          <table:table-cell/>
          <table:table-cell table:formula="of:=([.B30]-[.B29])/([.A30]-[.A29])" office:value-type="float" office:value="-78.0497512437809" calcext:value-type="float">
            <text:p>-78.0497512438</text:p>
          </table:table-cell>
          <table:table-cell table:formula="of:=([.C30]-[.C29])/([.A30]-[.A29])" office:value-type="float" office:value="76.487562189055" calcext:value-type="float">
            <text:p>76.4875621891</text:p>
          </table:table-cell>
          <table:table-cell table:number-columns-repeated="2"/>
        </table:table-row>
        <table:table-row table:style-name="ro1">
          <table:table-cell office:value-type="float" office:value="0.28995" calcext:value-type="float">
            <text:p>0.28995</text:p>
          </table:table-cell>
          <table:table-cell office:value-type="float" office:value="46.5543" calcext:value-type="float">
            <text:p>46.5543</text:p>
          </table:table-cell>
          <table:table-cell office:value-type="float" office:value="-47.5701" calcext:value-type="float">
            <text:p>-47.5701</text:p>
          </table:table-cell>
          <table:table-cell office:value-type="float" office:value="3.82344E-016" calcext:value-type="float">
            <text:p>3.82344E-16</text:p>
          </table:table-cell>
          <table:table-cell/>
          <table:table-cell table:formula="of:=([.B31]-[.B30])/([.A31]-[.A30])" office:value-type="float" office:value="-129.212121212121" calcext:value-type="float">
            <text:p>-129.2121212121</text:p>
          </table:table-cell>
          <table:table-cell table:formula="of:=([.C31]-[.C30])/([.A31]-[.A30])" office:value-type="float" office:value="129.40404040404" calcext:value-type="float">
            <text:p>129.404040404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4.3189" calcext:value-type="float">
            <text:p>44.3189</text:p>
          </table:table-cell>
          <table:table-cell office:value-type="float" office:value="-45.3073" calcext:value-type="float">
            <text:p>-45.3073</text:p>
          </table:table-cell>
          <table:table-cell office:value-type="float" office:value="3.86492E-016" calcext:value-type="float">
            <text:p>3.86492E-16</text:p>
          </table:table-cell>
          <table:table-cell/>
          <table:table-cell table:formula="of:=([.B32]-[.B31])/([.A32]-[.A31])" office:value-type="float" office:value="-222.427860696517" calcext:value-type="float">
            <text:p>-222.4278606965</text:p>
          </table:table-cell>
          <table:table-cell table:formula="of:=([.C32]-[.C31])/([.A32]-[.A31])" office:value-type="float" office:value="225.154228855721" calcext:value-type="float">
            <text:p>225.1542288557</text:p>
          </table:table-cell>
          <table:table-cell table:number-columns-repeated="2"/>
        </table:table-row>
        <table:table-row table:style-name="ro1">
          <table:table-cell office:value-type="float" office:value="0.31005" calcext:value-type="float">
            <text:p>0.31005</text:p>
          </table:table-cell>
          <table:table-cell office:value-type="float" office:value="41.2654" calcext:value-type="float">
            <text:p>41.2654</text:p>
          </table:table-cell>
          <table:table-cell office:value-type="float" office:value="-42.2178" calcext:value-type="float">
            <text:p>-42.2178</text:p>
          </table:table-cell>
          <table:table-cell office:value-type="float" office:value="3.92308E-016" calcext:value-type="float">
            <text:p>3.92308E-16</text:p>
          </table:table-cell>
          <table:table-cell/>
          <table:table-cell table:formula="of:=([.B33]-[.B32])/([.A33]-[.A32])" office:value-type="float" office:value="-303.830845771144" calcext:value-type="float">
            <text:p>-303.8308457711</text:p>
          </table:table-cell>
          <table:table-cell table:formula="of:=([.C33]-[.C32])/([.A33]-[.A32])" office:value-type="float" office:value="307.412935323383" calcext:value-type="float">
            <text:p>307.4129353234</text:p>
          </table:table-cell>
          <table:table-cell table:number-columns-repeated="2"/>
        </table:table-row>
        <table:table-row table:style-name="ro1">
          <table:table-cell office:value-type="float" office:value="0.31995" calcext:value-type="float">
            <text:p>0.31995</text:p>
          </table:table-cell>
          <table:table-cell office:value-type="float" office:value="37.5049" calcext:value-type="float">
            <text:p>37.5049</text:p>
          </table:table-cell>
          <table:table-cell office:value-type="float" office:value="-38.4023" calcext:value-type="float">
            <text:p>-38.4023</text:p>
          </table:table-cell>
          <table:table-cell office:value-type="float" office:value="3.99738E-016" calcext:value-type="float">
            <text:p>3.99738E-16</text:p>
          </table:table-cell>
          <table:table-cell/>
          <table:table-cell table:formula="of:=([.B34]-[.B33])/([.A34]-[.A33])" office:value-type="float" office:value="-379.848484848486" calcext:value-type="float">
            <text:p>-379.8484848485</text:p>
          </table:table-cell>
          <table:table-cell table:formula="of:=([.C34]-[.C33])/([.A34]-[.A33])" office:value-type="float" office:value="385.404040404042" calcext:value-type="float">
            <text:p>385.404040404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2.9551" calcext:value-type="float">
            <text:p>32.9551</text:p>
          </table:table-cell>
          <table:table-cell office:value-type="float" office:value="-33.7764" calcext:value-type="float">
            <text:p>-33.7764</text:p>
          </table:table-cell>
          <table:table-cell office:value-type="float" office:value="4.09151E-016" calcext:value-type="float">
            <text:p>4.09151E-16</text:p>
          </table:table-cell>
          <table:table-cell/>
          <table:table-cell table:formula="of:=([.B35]-[.B34])/([.A35]-[.A34])" office:value-type="float" office:value="-452.716417910447" calcext:value-type="float">
            <text:p>-452.7164179104</text:p>
          </table:table-cell>
          <table:table-cell table:formula="of:=([.C35]-[.C34])/([.A35]-[.A34])" office:value-type="float" office:value="460.28855721393" calcext:value-type="float">
            <text:p>460.2885572139</text:p>
          </table:table-cell>
          <table:table-cell table:number-columns-repeated="2"/>
        </table:table-row>
        <table:table-row table:style-name="ro1">
          <table:table-cell office:value-type="float" office:value="0.34005" calcext:value-type="float">
            <text:p>0.34005</text:p>
          </table:table-cell>
          <table:table-cell office:value-type="float" office:value="27.8537" calcext:value-type="float">
            <text:p>27.8537</text:p>
          </table:table-cell>
          <table:table-cell office:value-type="float" office:value="-28.581" calcext:value-type="float">
            <text:p>-28.581</text:p>
          </table:table-cell>
          <table:table-cell office:value-type="float" office:value="4.20274E-016" calcext:value-type="float">
            <text:p>4.20274E-16</text:p>
          </table:table-cell>
          <table:table-cell/>
          <table:table-cell table:formula="of:=([.B36]-[.B35])/([.A36]-[.A35])" office:value-type="float" office:value="-507.601990049751" calcext:value-type="float">
            <text:p>-507.6019900498</text:p>
          </table:table-cell>
          <table:table-cell table:formula="of:=([.C36]-[.C35])/([.A36]-[.A35])" office:value-type="float" office:value="516.955223880597" calcext:value-type="float">
            <text:p>516.9552238806</text:p>
          </table:table-cell>
          <table:table-cell table:number-columns-repeated="2"/>
        </table:table-row>
        <table:table-row table:style-name="ro1">
          <table:table-cell office:value-type="float" office:value="0.34995" calcext:value-type="float">
            <text:p>0.34995</text:p>
          </table:table-cell>
          <table:table-cell office:value-type="float" office:value="22.6464" calcext:value-type="float">
            <text:p>22.6464</text:p>
          </table:table-cell>
          <table:table-cell office:value-type="float" office:value="-23.2723" calcext:value-type="float">
            <text:p>-23.2723</text:p>
          </table:table-cell>
          <table:table-cell office:value-type="float" office:value="4.32341E-016" calcext:value-type="float">
            <text:p>4.32341E-16</text:p>
          </table:table-cell>
          <table:table-cell/>
          <table:table-cell table:formula="of:=([.B37]-[.B36])/([.A37]-[.A36])" office:value-type="float" office:value="-525.989898989898" calcext:value-type="float">
            <text:p>-525.9898989899</text:p>
          </table:table-cell>
          <table:table-cell table:formula="of:=([.C37]-[.C36])/([.A37]-[.A36])" office:value-type="float" office:value="536.232323232322" calcext:value-type="float">
            <text:p>536.2323232323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.5173" calcext:value-type="float">
            <text:p>17.5173</text:p>
          </table:table-cell>
          <table:table-cell office:value-type="float" office:value="-18.0269" calcext:value-type="float">
            <text:p>-18.0269</text:p>
          </table:table-cell>
          <table:table-cell office:value-type="float" office:value="4.44997E-016" calcext:value-type="float">
            <text:p>4.44997E-16</text:p>
          </table:table-cell>
          <table:table-cell/>
          <table:table-cell table:formula="of:=([.B38]-[.B37])/([.A38]-[.A37])" office:value-type="float" office:value="-510.358208955227" calcext:value-type="float">
            <text:p>-510.3582089552</text:p>
          </table:table-cell>
          <table:table-cell table:formula="of:=([.C38]-[.C37])/([.A38]-[.A37])" office:value-type="float" office:value="521.930348258709" calcext:value-type="float">
            <text:p>521.9303482587</text:p>
          </table:table-cell>
          <table:table-cell table:number-columns-repeated="2"/>
        </table:table-row>
        <table:table-row table:style-name="ro1">
          <table:table-cell office:value-type="float" office:value="0.37005" calcext:value-type="float">
            <text:p>0.37005</text:p>
          </table:table-cell>
          <table:table-cell office:value-type="float" office:value="12.6422" calcext:value-type="float">
            <text:p>12.6422</text:p>
          </table:table-cell>
          <table:table-cell office:value-type="float" office:value="-13.0391" calcext:value-type="float">
            <text:p>-13.0391</text:p>
          </table:table-cell>
          <table:table-cell office:value-type="float" office:value="4.57756E-016" calcext:value-type="float">
            <text:p>4.57756E-16</text:p>
          </table:table-cell>
          <table:table-cell/>
          <table:table-cell table:formula="of:=([.B39]-[.B38])/([.A39]-[.A38])" office:value-type="float" office:value="-485.084577114425" calcext:value-type="float">
            <text:p>-485.0845771144</text:p>
          </table:table-cell>
          <table:table-cell table:formula="of:=([.C39]-[.C38])/([.A39]-[.A38])" office:value-type="float" office:value="496.298507462684" calcext:value-type="float">
            <text:p>496.2985074627</text:p>
          </table:table-cell>
          <table:table-cell table:number-columns-repeated="2"/>
        </table:table-row>
        <table:table-row table:style-name="ro1">
          <table:table-cell office:value-type="float" office:value="0.37995" calcext:value-type="float">
            <text:p>0.37995</text:p>
          </table:table-cell>
          <table:table-cell office:value-type="float" office:value="8.51237" calcext:value-type="float">
            <text:p>8.51237</text:p>
          </table:table-cell>
          <table:table-cell office:value-type="float" office:value="-8.82412" calcext:value-type="float">
            <text:p>-8.82412</text:p>
          </table:table-cell>
          <table:table-cell office:value-type="float" office:value="4.69211E-016" calcext:value-type="float">
            <text:p>4.69211E-16</text:p>
          </table:table-cell>
          <table:table-cell/>
          <table:table-cell table:formula="of:=([.B40]-[.B39])/([.A40]-[.A39])" office:value-type="float" office:value="-417.154545454547" calcext:value-type="float">
            <text:p>-417.1545454545</text:p>
          </table:table-cell>
          <table:table-cell table:formula="of:=([.C40]-[.C39])/([.A40]-[.A39])" office:value-type="float" office:value="425.755555555557" calcext:value-type="float">
            <text:p>425.755555555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5.29482" calcext:value-type="float">
            <text:p>5.29482</text:p>
          </table:table-cell>
          <table:table-cell office:value-type="float" office:value="-5.53419" calcext:value-type="float">
            <text:p>-5.53419</text:p>
          </table:table-cell>
          <table:table-cell office:value-type="float" office:value="4.78616E-016" calcext:value-type="float">
            <text:p>4.78616E-16</text:p>
          </table:table-cell>
          <table:table-cell/>
          <table:table-cell table:formula="of:=([.B41]-[.B40])/([.A41]-[.A40])" office:value-type="float" office:value="-320.154228855721" calcext:value-type="float">
            <text:p>-320.1542288557</text:p>
          </table:table-cell>
          <table:table-cell table:formula="of:=([.C41]-[.C40])/([.A41]-[.A40])" office:value-type="float" office:value="327.356218905473" calcext:value-type="float">
            <text:p>327.3562189055</text:p>
          </table:table-cell>
          <table:table-cell table:number-columns-repeated="2"/>
        </table:table-row>
        <table:table-row table:style-name="ro1">
          <table:table-cell office:value-type="float" office:value="0.40005" calcext:value-type="float">
            <text:p>0.40005</text:p>
          </table:table-cell>
          <table:table-cell office:value-type="float" office:value="2.91078" calcext:value-type="float">
            <text:p>2.91078</text:p>
          </table:table-cell>
          <table:table-cell office:value-type="float" office:value="-3.08147" calcext:value-type="float">
            <text:p>-3.08147</text:p>
          </table:table-cell>
          <table:table-cell office:value-type="float" office:value="4.85826E-016" calcext:value-type="float">
            <text:p>4.85826E-16</text:p>
          </table:table-cell>
          <table:table-cell/>
          <table:table-cell table:formula="of:=([.B42]-[.B41])/([.A42]-[.A41])" office:value-type="float" office:value="-237.217910447761" calcext:value-type="float">
            <text:p>-237.2179104478</text:p>
          </table:table-cell>
          <table:table-cell table:formula="of:=([.C42]-[.C41])/([.A42]-[.A41])" office:value-type="float" office:value="244.051741293532" calcext:value-type="float">
            <text:p>244.0517412935</text:p>
          </table:table-cell>
          <table:table-cell table:number-columns-repeated="2"/>
        </table:table-row>
        <table:table-row table:style-name="ro1">
          <table:table-cell office:value-type="float" office:value="0.40995" calcext:value-type="float">
            <text:p>0.40995</text:p>
          </table:table-cell>
          <table:table-cell office:value-type="float" office:value="1.2648" calcext:value-type="float">
            <text:p>1.2648</text:p>
          </table:table-cell>
          <table:table-cell office:value-type="float" office:value="-1.39093" calcext:value-type="float">
            <text:p>-1.39093</text:p>
          </table:table-cell>
          <table:table-cell office:value-type="float" office:value="4.90905E-016" calcext:value-type="float">
            <text:p>4.90905E-16</text:p>
          </table:table-cell>
          <table:table-cell/>
          <table:table-cell table:formula="of:=([.B43]-[.B42])/([.A43]-[.A42])" office:value-type="float" office:value="-166.260606060606" calcext:value-type="float">
            <text:p>-166.2606060606</text:p>
          </table:table-cell>
          <table:table-cell table:formula="of:=([.C43]-[.C42])/([.A43]-[.A42])" office:value-type="float" office:value="170.761616161616" calcext:value-type="float">
            <text:p>170.7616161616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55237" calcext:value-type="float">
            <text:p>0.355237</text:p>
          </table:table-cell>
          <table:table-cell office:value-type="float" office:value="-0.478277" calcext:value-type="float">
            <text:p>-0.478277</text:p>
          </table:table-cell>
          <table:table-cell office:value-type="float" office:value="4.93139E-016" calcext:value-type="float">
            <text:p>4.93139E-16</text:p>
          </table:table-cell>
          <table:table-cell/>
          <table:table-cell table:formula="of:=([.B44]-[.B43])/([.A44]-[.A43])" office:value-type="float" office:value="-90.5037810945278" calcext:value-type="float">
            <text:p>-90.5037810945</text:p>
          </table:table-cell>
          <table:table-cell table:formula="of:=([.C44]-[.C43])/([.A44]-[.A43])" office:value-type="float" office:value="90.811243781095" calcext:value-type="float">
            <text:p>90.8112437811</text:p>
          </table:table-cell>
          <table:table-cell table:number-columns-repeated="2"/>
        </table:table-row>
        <table:table-row table:style-name="ro1">
          <table:table-cell office:value-type="float" office:value="0.43005" calcext:value-type="float">
            <text:p>0.43005</text:p>
          </table:table-cell>
          <table:table-cell office:value-type="float" office:value="-0.0398819" calcext:value-type="float">
            <text:p>-0.0398819</text:p>
          </table:table-cell>
          <table:table-cell office:value-type="float" office:value="-0.140602" calcext:value-type="float">
            <text:p>-0.140602</text:p>
          </table:table-cell>
          <table:table-cell office:value-type="float" office:value="4.93177E-016" calcext:value-type="float">
            <text:p>4.93177E-16</text:p>
          </table:table-cell>
          <table:table-cell/>
          <table:table-cell table:formula="of:=([.B45]-[.B44])/([.A45]-[.A44])" office:value-type="float" office:value="-39.3153134328356" calcext:value-type="float">
            <text:p>-39.3153134328</text:p>
          </table:table-cell>
          <table:table-cell table:formula="of:=([.C45]-[.C44])/([.A45]-[.A44])" office:value-type="float" office:value="33.599502487562" calcext:value-type="float">
            <text:p>33.5995024876</text:p>
          </table:table-cell>
          <table:table-cell table:number-columns-repeated="2"/>
        </table:table-row>
        <table:table-row table:style-name="ro1">
          <table:table-cell office:value-type="float" office:value="0.43995" calcext:value-type="float">
            <text:p>0.43995</text:p>
          </table:table-cell>
          <table:table-cell office:value-type="float" office:value="-0.185845" calcext:value-type="float">
            <text:p>-0.185845</text:p>
          </table:table-cell>
          <table:table-cell office:value-type="float" office:value="-0.0846024" calcext:value-type="float">
            <text:p>-0.0846024</text:p>
          </table:table-cell>
          <table:table-cell office:value-type="float" office:value="4.91968E-016" calcext:value-type="float">
            <text:p>4.91968E-16</text:p>
          </table:table-cell>
          <table:table-cell/>
          <table:table-cell table:formula="of:=([.B46]-[.B45])/([.A46]-[.A45])" office:value-type="float" office:value="-14.7437474747474" calcext:value-type="float">
            <text:p>-14.7437474747</text:p>
          </table:table-cell>
          <table:table-cell table:formula="of:=([.C46]-[.C45])/([.A46]-[.A45])" office:value-type="float" office:value="5.65652525252524" calcext:value-type="float">
            <text:p>5.656525252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194765" calcext:value-type="float">
            <text:p>-0.194765</text:p>
          </table:table-cell>
          <table:table-cell office:value-type="float" office:value="-0.199443" calcext:value-type="float">
            <text:p>-0.199443</text:p>
          </table:table-cell>
          <table:table-cell office:value-type="float" office:value="4.90398E-016" calcext:value-type="float">
            <text:p>4.90398E-16</text:p>
          </table:table-cell>
          <table:table-cell/>
          <table:table-cell table:formula="of:=([.B47]-[.B46])/([.A47]-[.A46])" office:value-type="float" office:value="-0.887562189054732" calcext:value-type="float">
            <text:p>-0.8875621891</text:p>
          </table:table-cell>
          <table:table-cell table:formula="of:=([.C47]-[.C46])/([.A47]-[.A46])" office:value-type="float" office:value="-11.4269253731344" calcext:value-type="float">
            <text:p>-11.4269253731</text:p>
          </table:table-cell>
          <table:table-cell table:number-columns-repeated="2"/>
        </table:table-row>
        <table:table-row table:style-name="ro1">
          <table:table-cell office:value-type="float" office:value="0.46005" calcext:value-type="float">
            <text:p>0.46005</text:p>
          </table:table-cell>
          <table:table-cell office:value-type="float" office:value="-0.194541" calcext:value-type="float">
            <text:p>-0.194541</text:p>
          </table:table-cell>
          <table:table-cell office:value-type="float" office:value="-0.343555" calcext:value-type="float">
            <text:p>-0.343555</text:p>
          </table:table-cell>
          <table:table-cell office:value-type="float" office:value="4.88208E-016" calcext:value-type="float">
            <text:p>4.88208E-16</text:p>
          </table:table-cell>
          <table:table-cell/>
          <table:table-cell table:formula="of:=([.B48]-[.B47])/([.A48]-[.A47])" office:value-type="float" office:value="0.0222885572139305" calcext:value-type="float">
            <text:p>0.0222885572</text:p>
          </table:table-cell>
          <table:table-cell table:formula="of:=([.C48]-[.C47])/([.A48]-[.A47])" office:value-type="float" office:value="-14.3395024875622" calcext:value-type="float">
            <text:p>-14.3395024876</text:p>
          </table:table-cell>
          <table:table-cell table:number-columns-repeated="2"/>
        </table:table-row>
        <table:table-row table:style-name="ro1">
          <table:table-cell office:value-type="float" office:value="0.46995" calcext:value-type="float">
            <text:p>0.46995</text:p>
          </table:table-cell>
          <table:table-cell office:value-type="float" office:value="-0.289029" calcext:value-type="float">
            <text:p>-0.289029</text:p>
          </table:table-cell>
          <table:table-cell office:value-type="float" office:value="-0.386957" calcext:value-type="float">
            <text:p>-0.386957</text:p>
          </table:table-cell>
          <table:table-cell office:value-type="float" office:value="4.85126E-016" calcext:value-type="float">
            <text:p>4.85126E-16</text:p>
          </table:table-cell>
          <table:table-cell/>
          <table:table-cell table:formula="of:=([.B49]-[.B48])/([.A49]-[.A48])" office:value-type="float" office:value="-9.5442424242424" calcext:value-type="float">
            <text:p>-9.5442424242</text:p>
          </table:table-cell>
          <table:table-cell table:formula="of:=([.C49]-[.C48])/([.A49]-[.A48])" office:value-type="float" office:value="-4.38404040404039" calcext:value-type="float">
            <text:p>-4.384040404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598619" calcext:value-type="float">
            <text:p>-0.598619</text:p>
          </table:table-cell>
          <table:table-cell office:value-type="float" office:value="-0.211141" calcext:value-type="float">
            <text:p>-0.211141</text:p>
          </table:table-cell>
          <table:table-cell office:value-type="float" office:value="4.81062E-016" calcext:value-type="float">
            <text:p>4.81062E-16</text:p>
          </table:table-cell>
          <table:table-cell/>
          <table:table-cell table:formula="of:=([.B50]-[.B49])/([.A50]-[.A49])" office:value-type="float" office:value="-30.8049751243783" calcext:value-type="float">
            <text:p>-30.8049751244</text:p>
          </table:table-cell>
          <table:table-cell table:formula="of:=([.C50]-[.C49])/([.A50]-[.A49])" office:value-type="float" office:value="17.4941293532339" calcext:value-type="float">
            <text:p>17.4941293532</text:p>
          </table:table-cell>
          <table:table-cell table:number-columns-repeated="2"/>
        </table:table-row>
        <table:table-row table:style-name="ro1">
          <table:table-cell office:value-type="float" office:value="0.49005" calcext:value-type="float">
            <text:p>0.49005</text:p>
          </table:table-cell>
          <table:table-cell office:value-type="float" office:value="-0.992615" calcext:value-type="float">
            <text:p>-0.992615</text:p>
          </table:table-cell>
          <table:table-cell office:value-type="float" office:value="0.0853533" calcext:value-type="float">
            <text:p>0.0853533</text:p>
          </table:table-cell>
          <table:table-cell office:value-type="float" office:value="4.78976E-016" calcext:value-type="float">
            <text:p>4.78976E-16</text:p>
          </table:table-cell>
          <table:table-cell/>
          <table:table-cell table:formula="of:=([.B51]-[.B50])/([.A51]-[.A50])" office:value-type="float" office:value="-39.203582089552" calcext:value-type="float">
            <text:p>-39.2035820896</text:p>
          </table:table-cell>
          <table:table-cell table:formula="of:=([.C51]-[.C50])/([.A51]-[.A50])" office:value-type="float" office:value="29.5019203980098" calcext:value-type="float">
            <text:p>29.501920398</text:p>
          </table:table-cell>
          <table:table-cell table:number-columns-repeated="2"/>
        </table:table-row>
        <table:table-row table:style-name="ro1">
          <table:table-cell office:value-type="float" office:value="0.49995" calcext:value-type="float">
            <text:p>0.49995</text:p>
          </table:table-cell>
          <table:table-cell office:value-type="float" office:value="-1.26152" calcext:value-type="float">
            <text:p>-1.26152</text:p>
          </table:table-cell>
          <table:table-cell office:value-type="float" office:value="0.323416" calcext:value-type="float">
            <text:p>0.323416</text:p>
          </table:table-cell>
          <table:table-cell office:value-type="float" office:value="4.77542E-016" calcext:value-type="float">
            <text:p>4.77542E-16</text:p>
          </table:table-cell>
          <table:table-cell/>
          <table:table-cell table:formula="of:=([.B52]-[.B51])/([.A52]-[.A51])" office:value-type="float" office:value="-27.1621212121212" calcext:value-type="float">
            <text:p>-27.1621212121</text:p>
          </table:table-cell>
          <table:table-cell table:formula="of:=([.C52]-[.C51])/([.A52]-[.A51])" office:value-type="float" office:value="24.0467373737373" calcext:value-type="float">
            <text:p>24.0467373737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1.47252" calcext:value-type="float">
            <text:p>-1.47252</text:p>
          </table:table-cell>
          <table:table-cell office:value-type="float" office:value="0.567025" calcext:value-type="float">
            <text:p>0.567025</text:p>
          </table:table-cell>
          <table:table-cell office:value-type="float" office:value="4.74672E-016" calcext:value-type="float">
            <text:p>4.74672E-16</text:p>
          </table:table-cell>
          <table:table-cell/>
          <table:table-cell table:formula="of:=([.B53]-[.B52])/([.A53]-[.A52])" office:value-type="float" office:value="-20.995024875622" calcext:value-type="float">
            <text:p>-20.9950248756</text:p>
          </table:table-cell>
          <table:table-cell table:formula="of:=([.C53]-[.C52])/([.A53]-[.A52])" office:value-type="float" office:value="24.2397014925374" calcext:value-type="float">
            <text:p>24.2397014925</text:p>
          </table:table-cell>
          <table:table-cell table:number-columns-repeated="2"/>
        </table:table-row>
        <table:table-row table:style-name="ro1">
          <table:table-cell office:value-type="float" office:value="0.52005" calcext:value-type="float">
            <text:p>0.52005</text:p>
          </table:table-cell>
          <table:table-cell office:value-type="float" office:value="-1.69421" calcext:value-type="float">
            <text:p>-1.69421</text:p>
          </table:table-cell>
          <table:table-cell office:value-type="float" office:value="0.913446" calcext:value-type="float">
            <text:p>0.913446</text:p>
          </table:table-cell>
          <table:table-cell office:value-type="float" office:value="4.75731E-016" calcext:value-type="float">
            <text:p>4.75731E-16</text:p>
          </table:table-cell>
          <table:table-cell/>
          <table:table-cell table:formula="of:=([.B54]-[.B53])/([.A54]-[.A53])" office:value-type="float" office:value="-22.0587064676617" calcext:value-type="float">
            <text:p>-22.0587064677</text:p>
          </table:table-cell>
          <table:table-cell table:formula="of:=([.C54]-[.C53])/([.A54]-[.A53])" office:value-type="float" office:value="34.4697512437811" calcext:value-type="float">
            <text:p>34.4697512438</text:p>
          </table:table-cell>
          <table:table-cell table:number-columns-repeated="2"/>
        </table:table-row>
        <table:table-row table:style-name="ro1">
          <table:table-cell office:value-type="float" office:value="0.52995" calcext:value-type="float">
            <text:p>0.52995</text:p>
          </table:table-cell>
          <table:table-cell office:value-type="float" office:value="-1.73565" calcext:value-type="float">
            <text:p>-1.73565</text:p>
          </table:table-cell>
          <table:table-cell office:value-type="float" office:value="1.16753" calcext:value-type="float">
            <text:p>1.16753</text:p>
          </table:table-cell>
          <table:table-cell office:value-type="float" office:value="4.81455E-016" calcext:value-type="float">
            <text:p>4.81455E-16</text:p>
          </table:table-cell>
          <table:table-cell/>
          <table:table-cell table:formula="of:=([.B55]-[.B54])/([.A55]-[.A54])" office:value-type="float" office:value="-4.18585858585859" calcext:value-type="float">
            <text:p>-4.1858585859</text:p>
          </table:table-cell>
          <table:table-cell table:formula="of:=([.C55]-[.C54])/([.A55]-[.A54])" office:value-type="float" office:value="25.6650505050505" calcext:value-type="float">
            <text:p>25.6650505051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1.6592" calcext:value-type="float">
            <text:p>-1.6592</text:p>
          </table:table-cell>
          <table:table-cell office:value-type="float" office:value="1.34549" calcext:value-type="float">
            <text:p>1.34549</text:p>
          </table:table-cell>
          <table:table-cell office:value-type="float" office:value="4.82684E-016" calcext:value-type="float">
            <text:p>4.82684E-16</text:p>
          </table:table-cell>
          <table:table-cell/>
          <table:table-cell table:formula="of:=([.B56]-[.B55])/([.A56]-[.A55])" office:value-type="float" office:value="7.60696517412936" calcext:value-type="float">
            <text:p>7.6069651741</text:p>
          </table:table-cell>
          <table:table-cell table:formula="of:=([.C56]-[.C55])/([.A56]-[.A55])" office:value-type="float" office:value="17.7074626865672" calcext:value-type="float">
            <text:p>17.7074626866</text:p>
          </table:table-cell>
          <table:table-cell table:number-columns-repeated="2"/>
        </table:table-row>
        <table:table-row table:style-name="ro1">
          <table:table-cell office:value-type="float" office:value="0.55005" calcext:value-type="float">
            <text:p>0.55005</text:p>
          </table:table-cell>
          <table:table-cell office:value-type="float" office:value="-1.53336" calcext:value-type="float">
            <text:p>-1.53336</text:p>
          </table:table-cell>
          <table:table-cell office:value-type="float" office:value="1.5077" calcext:value-type="float">
            <text:p>1.5077</text:p>
          </table:table-cell>
          <table:table-cell office:value-type="float" office:value="4.84234E-016" calcext:value-type="float">
            <text:p>4.84234E-16</text:p>
          </table:table-cell>
          <table:table-cell/>
          <table:table-cell table:formula="of:=([.B57]-[.B56])/([.A57]-[.A56])" office:value-type="float" office:value="12.5213930348259" calcext:value-type="float">
            <text:p>12.5213930348</text:p>
          </table:table-cell>
          <table:table-cell table:formula="of:=([.C57]-[.C56])/([.A57]-[.A56])" office:value-type="float" office:value="16.1402985074627" calcext:value-type="float">
            <text:p>16.1402985075</text:p>
          </table:table-cell>
          <table:table-cell table:number-columns-repeated="2"/>
        </table:table-row>
        <table:table-row table:style-name="ro1">
          <table:table-cell office:value-type="float" office:value="0.55995" calcext:value-type="float">
            <text:p>0.55995</text:p>
          </table:table-cell>
          <table:table-cell office:value-type="float" office:value="-1.44867" calcext:value-type="float">
            <text:p>-1.44867</text:p>
          </table:table-cell>
          <table:table-cell office:value-type="float" office:value="1.55977" calcext:value-type="float">
            <text:p>1.55977</text:p>
          </table:table-cell>
          <table:table-cell office:value-type="float" office:value="4.83184E-016" calcext:value-type="float">
            <text:p>4.83184E-16</text:p>
          </table:table-cell>
          <table:table-cell/>
          <table:table-cell table:formula="of:=([.B58]-[.B57])/([.A58]-[.A57])" office:value-type="float" office:value="8.55454545454545" calcext:value-type="float">
            <text:p>8.5545454545</text:p>
          </table:table-cell>
          <table:table-cell table:formula="of:=([.C58]-[.C57])/([.A58]-[.A57])" office:value-type="float" office:value="5.25959595959596" calcext:value-type="float">
            <text:p>5.2595959596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1.48829" calcext:value-type="float">
            <text:p>-1.48829</text:p>
          </table:table-cell>
          <table:table-cell office:value-type="float" office:value="1.60128" calcext:value-type="float">
            <text:p>1.60128</text:p>
          </table:table-cell>
          <table:table-cell office:value-type="float" office:value="4.84223E-016" calcext:value-type="float">
            <text:p>4.84223E-16</text:p>
          </table:table-cell>
          <table:table-cell/>
          <table:table-cell table:formula="of:=([.B59]-[.B58])/([.A59]-[.A58])" office:value-type="float" office:value="-3.94228855721395" calcext:value-type="float">
            <text:p>-3.9422885572</text:p>
          </table:table-cell>
          <table:table-cell table:formula="of:=([.C59]-[.C58])/([.A59]-[.A58])" office:value-type="float" office:value="4.13034825870646" calcext:value-type="float">
            <text:p>4.1303482587</text:p>
          </table:table-cell>
          <table:table-cell table:number-columns-repeated="2"/>
        </table:table-row>
        <table:table-row table:style-name="ro1">
          <table:table-cell office:value-type="float" office:value="0.58005" calcext:value-type="float">
            <text:p>0.58005</text:p>
          </table:table-cell>
          <table:table-cell office:value-type="float" office:value="-1.55269" calcext:value-type="float">
            <text:p>-1.55269</text:p>
          </table:table-cell>
          <table:table-cell office:value-type="float" office:value="1.63722" calcext:value-type="float">
            <text:p>1.63722</text:p>
          </table:table-cell>
          <table:table-cell office:value-type="float" office:value="4.85599E-016" calcext:value-type="float">
            <text:p>4.85599E-16</text:p>
          </table:table-cell>
          <table:table-cell/>
          <table:table-cell table:formula="of:=([.B60]-[.B59])/([.A60]-[.A59])" office:value-type="float" office:value="-6.40796019900497" calcext:value-type="float">
            <text:p>-6.407960199</text:p>
          </table:table-cell>
          <table:table-cell table:formula="of:=([.C60]-[.C59])/([.A60]-[.A59])" office:value-type="float" office:value="3.57611940298508" calcext:value-type="float">
            <text:p>3.576119403</text:p>
          </table:table-cell>
          <table:table-cell table:number-columns-repeated="2"/>
        </table:table-row>
        <table:table-row table:style-name="ro1">
          <table:table-cell office:value-type="float" office:value="0.58995" calcext:value-type="float">
            <text:p>0.58995</text:p>
          </table:table-cell>
          <table:table-cell office:value-type="float" office:value="-1.49606" calcext:value-type="float">
            <text:p>-1.49606</text:p>
          </table:table-cell>
          <table:table-cell office:value-type="float" office:value="1.56542" calcext:value-type="float">
            <text:p>1.56542</text:p>
          </table:table-cell>
          <table:table-cell office:value-type="float" office:value="4.85141E-016" calcext:value-type="float">
            <text:p>4.85141E-16</text:p>
          </table:table-cell>
          <table:table-cell/>
          <table:table-cell table:formula="of:=([.B61]-[.B60])/([.A61]-[.A60])" office:value-type="float" office:value="5.72020202020203" calcext:value-type="float">
            <text:p>5.7202020202</text:p>
          </table:table-cell>
          <table:table-cell table:formula="of:=([.C61]-[.C60])/([.A61]-[.A60])" office:value-type="float" office:value="-7.25252525252525" calcext:value-type="float">
            <text:p>-7.252525252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.41465" calcext:value-type="float">
            <text:p>-1.41465</text:p>
          </table:table-cell>
          <table:table-cell office:value-type="float" office:value="1.46854" calcext:value-type="float">
            <text:p>1.46854</text:p>
          </table:table-cell>
          <table:table-cell office:value-type="float" office:value="4.8496E-016" calcext:value-type="float">
            <text:p>4.8496E-16</text:p>
          </table:table-cell>
          <table:table-cell/>
          <table:table-cell table:formula="of:=([.B62]-[.B61])/([.A62]-[.A61])" office:value-type="float" office:value="8.10049751243781" calcext:value-type="float">
            <text:p>8.1004975124</text:p>
          </table:table-cell>
          <table:table-cell table:formula="of:=([.C62]-[.C61])/([.A62]-[.A61])" office:value-type="float" office:value="-9.63980099502488" calcext:value-type="float">
            <text:p>-9.6398009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6:16:25.067833204</dc:date>
    <meta:editing-duration>PT1M7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